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fo:color="#000000" fo:font-size="10.5pt" style:font-size-asian="10.5pt"/>
    </style:style>
    <style:style style:name="P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7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8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9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1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5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6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7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8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19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0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1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/>
    </style:style>
    <style:style style:name="P22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23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24" style:parent-style-name="Standard" style:family="paragraph">
      <style:paragraph-properties style:line-height-at-least="0.1979in"/>
      <style:text-properties style:font-name="Calibri" style:font-name-complex="Calibri" fo:color="#000000" fo:font-size="10.5pt" style:font-size-asian="10.5pt" fo:language="en" fo:country="US"/>
    </style:style>
    <style:style style:name="P25" style:parent-style-name="Überschrift2" style:family="paragraph">
      <style:text-properties fo:language="en" fo:country="US"/>
    </style:style>
    <style:style style:name="P26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 fo:language="en" fo:country="US"/>
    </style:style>
    <style:style style:name="P27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8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29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0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1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2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3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4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5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6" style:parent-style-name="Standard" style:family="paragraph">
      <style:paragraph-properties style:line-height-at-least="0.1979in"/>
      <style:text-properties style:font-name="Calibri" style:font-name-complex="Calibri" fo:color="#C9211E" fo:font-size="10.5pt" style:font-size-asian="10.5pt"/>
    </style:style>
    <style:style style:name="P37" style:parent-style-name="Textbody" style:family="paragraph">
      <style:text-properties style:font-name="Calibri" style:font-name-complex="Calibri" fo:color="#C9211E"/>
    </style:style>
    <style:style style:name="P38" style:parent-style-name="Textbody" style:family="paragraph">
      <style:text-properties style:font-name="Calibri" style:font-name-complex="Calibri" fo:color="#C9211E"/>
    </style:style>
    <style:style style:name="P39" style:parent-style-name="Textbody" style:family="paragraph">
      <style:text-properties style:font-name="Calibri" style:font-name-complex="Calibri" fo:color="#C9211E"/>
    </style:style>
    <style:style style:name="P40" style:parent-style-name="Textbody" style:family="paragraph">
      <style:text-properties style:font-name="Calibri" style:font-name-complex="Calibri" fo:color="#C9211E"/>
    </style:style>
    <style:style style:name="P41" style:parent-style-name="Textbody" style:family="paragraph">
      <style:text-properties style:font-name="Calibri" style:font-name-complex="Calibri" fo:color="#000000"/>
    </style:style>
    <style:style style:name="P42" style:parent-style-name="Textbody" style:family="paragraph">
      <style:text-properties style:font-name="Calibri" style:font-name-complex="Calibri" fo:color="#000000"/>
    </style:style>
    <style:style style:name="P43" style:parent-style-name="Textbody" style:family="paragraph">
      <style:text-properties style:font-name="Calibri" style:font-name-complex="Calibri" fo:color="#000000"/>
    </style:style>
    <style:style style:name="T44" style:parent-style-name="Absatz-Standardschriftart" style:family="text">
      <style:text-properties style:font-name="Calibri" style:font-name-complex="Calibri" fo:color="#000000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If Statements:</text:span></text:h>
      <text:p text:style-name="P4"/>
      <text:h text:style-name="Überschrift2" text:outline-level="2">Aufgabe 1:</text:h>
      <text:p text:style-name="P5">Schreibe eine Methode die<text:s/>Überprüft, ob eine Zahl zwischen 10 &amp; 15 liegt.</text:p>
      <text:p text:style-name="P6">Das Format der Methode:</text:p>
      <text:p text:style-name="P7"/>
      <text:p text:style-name="P8">between10And15(number:int) : boolean</text:p>
      <text:p text:style-name="P9"/>
      <text:p text:style-name="P10">Wenn die<text:s/>Nummer<text:s/>zwischen 10 und 15 ist, soll eine Konsolenausgabe mit dem Text: "Die Nummer ist zwischen 10 und 15" ausgegeben werden.</text:p>
      <text:p text:style-name="P11"/>
      <text:p text:style-name="P12"/>
      <text:h text:style-name="Überschrift2" text:outline-level="2">Aufgabe 2:</text:h>
      <text:p text:style-name="P13">Ergänze<text:s/>die oben erstellte Methode durch eine weitere Info. Wenn die Zahle<text:s/>über<text:s/>15 ist soll eine Meldung<text:s/>ausgegeben<text:s/>werden.</text:p>
      <text:p text:style-name="P14">Wenn die Zahl kleiner als 10 ist dann soll ebenfalls der Nutzer<text:s/>darüber<text:s/>über<text:s/>die Konsole informiert werden</text:p>
      <text:p text:style-name="P15"/>
      <text:p text:style-name="P16"/>
      <text:h text:style-name="Überschrift2" text:outline-level="2">Aufgabe 3:</text:h>
      <text:p text:style-name="P17">Erstelle ein String Array mit fester<text:s/>Länge<text:s/>und<text:s/>fülle<text:s/>dieses Array mit Strings deiner Wahl.</text:p>
      <text:p text:style-name="P18">Die Inputparameter sind einerseits das Array und andererseits die<text:s/>überprüfte<text:s/>Länge<text:s/>der Strings</text:p>
      <text:p text:style-name="P19">Schreibe eine Methode, die die Anzahl an Strings des Arrays<text:s/>zurückgibt, die<text:s/>über<text:s/>einer<text:s/>bestimmten Länge<text:s/>sind.</text:p>
      <text:p text:style-name="P20">Wenn die<text:s/>Länge<text:s/>der zu<text:s/>überprüfenden<text:s/>Namen<text:s/>kleiner als 0 ist soll nicht<text:s/>zurückgegeben<text:s/>werden</text:p>
      <text:p text:style-name="P21"/>
      <text:p text:style-name="P22">ElementsinStringGreaterThan ( String [] input_array , 5) : int</text:p>
      <text:p text:style-name="P23"/>
      <text:p text:style-name="P24"/>
      <text:h text:style-name="P25" text:outline-level="2">Aufgabe 4:</text:h>
      <text:p text:style-name="P26"/>
      <text:p text:style-name="P27">Java: if-else-4: Altersprüfung mit Scanner-Eingabe</text:p>
      <text:p text:style-name="P28"/>
      <text:p text:style-name="P29">Schreibe ein Programm, das folgende Anforderungen<text:s/>erfüllt:</text:p>
      <text:p text:style-name="P30">- Es wird eine Konsoleneingabe entgegengenommen, in der das Alter abgefragt wird.</text:p>
      <text:p text:style-name="P31">- Die Altersangabe wird<text:s/>überprüft: Liegt der Wert unter 18, wird die Meldung "Zugang verweigert" ausgegeben.</text:p>
      <text:p text:style-name="P32"/>
      <text:p text:style-name="P33"/>
      <text:p text:style-name="P34">ERGAENZUNG 1:</text:p>
      <text:p text:style-name="P35">Arbeite<text:s/>mit zwei Methoden: Eine, die die Eingabe organisiert und eine, die die Altersüberprüfung<text:s/>und<text:s/>Ausgabe der Meldung.</text:p>
      <text:p text:style-name="P36"/>
      <text:p text:style-name="P37"/>
      <text:p text:style-name="P38"/>
      <text:p text:style-name="P39"/>
      <text:p text:style-name="P40"/>
      <text:soft-page-break/>
      <text:h text:style-name="Überschrift2" text:outline-level="2">Aufgabe 5:</text:h>
      <text:p text:style-name="P41"/>
      <text:p text:style-name="P42">Schreibe ein Programm, was den Benutzer ein Password eingeben<text:s/>lässt. (Wenn der Text den Wert „meinPassw8rd“ entspricht, dann soll der Nutzer<text:s/>über<text:s/>die<text:s/>gültige<text:s/>Eingabe<text:s/>informiert werden.</text:p>
      <text:p text:style-name="P43">Es wird ein Passwort abgefragt (Konsoleneingabe), das Passwort wird auf Korrektheit<text:s/>überprüft</text:p>
      <text:p text:style-name="Textbody"><text:span text:style-name="T44">(Achtung: Bei String-Vergleichen mit der Methode equals() arbeiten!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20:29:00Z</dc:date>
    <meta:template xlink:href="Normal.dotm" xlink:type="simple"/>
    <meta:editing-cycles>14</meta:editing-cycles>
    <meta:editing-duration>PT0S</meta:editing-duration>
    <meta:document-statistic meta:page-count="2" meta:paragraph-count="3" meta:word-count="250" meta:character-count="1826" meta:row-count="13" meta:non-whitespace-character-count="1579"/>
  </office:meta>
</office:document-meta>
</file>